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91" draw:name="Title 1" svg:x="1.66667in" svg:y="1.22743in" svg:width="10in" svg:height="2.61111in" presentation:class="title" presentation:placeholder="false">
          <draw:text-box>
            <text:p text:style-name="a390" text:class-names="" text:cond-style-name=""><text:span text:style-name="a381" text:class-names="">Introduction</text:span><text:span text:style-name="a382" text:class-names=""><text:s text:c="1"/></text:span><text:span text:style-name="a383" text:class-names="">to</text:span><text:span text:style-name="a384" text:class-names=""><text:s text:c="1"/></text:span><text:span text:style-name="a385" text:class-names="">Typology</text:span><text:span text:style-name="a386" text:class-names=""><text:s text:c="1"/></text:span><text:span text:style-name="a387" text:class-names="">(methods</text:span><text:span text:style-name="a388" text:class-names="">)</text:span><text:span text:style-name="a389" text:class-names=""/></text:p>
          </draw:text-box>
          <svg:title/>
          <svg:desc/>
        </draw:frame>
        <draw:frame draw:id="id64" presentation:style-name="a398" draw:name="Subtitle 2" svg:x="1.66667in" svg:y="3.93924in" svg:width="10in" svg:height="1.81076in" presentation:class="subtitle" presentation:placeholder="false">
          <draw:text-box>
            <text:p text:style-name="a393" text:class-names="" text:cond-style-name=""><text:span text:style-name="a392" text:class-names="">Adam J.R. Tallman</text:span></text:p>
            <text:p text:style-name="a397" text:class-names="" text:cond-style-name=""><text:span text:style-name="a394" text:class-names="">2023-10-2</text:span><text:span text:style-name="a395" text:class-names="">0</text:span><text:span text:style-name="a396" text:class-names=""/></text:p>
          </draw:text-box>
          <svg:title/>
          <svg:desc/>
        </draw:frame>
      </draw:page>
      <draw:page draw:name="Slide2" draw:style-name="a399" draw:master-page-name="Master1-Layout2-obj-Title-and-Content" presentation:presentation-page-layout-name="Master1-PPL2" draw:id="Slide-257">
        <draw:frame draw:id="id65" presentation:style-name="a403" draw:name="Title 1" svg:x="0.91667in" svg:y="0.39931in" svg:width="11.5in" svg:height="1.44965in" presentation:class="title" presentation:placeholder="false">
          <draw:text-box>
            <text:p text:style-name="a402" text:class-names="" text:cond-style-name=""><text:span text:style-name="a400" text:class-names="">Typology</text:span><text:span text:style-name="a401" text:class-names=""/></text:p>
          </draw:text-box>
          <svg:title/>
          <svg:desc/>
        </draw:frame>
        <draw:frame draw:id="id66" presentation:style-name="a471" draw:name="Content Placeholder 2" svg:x="0.91667in" svg:y="1.99653in" svg:width="11.5in" svg:height="4.75868in" presentation:class="outline" presentation:placeholder="false">
          <draw:text-box>
            <text:list text:style-name="a406">
              <text:list-item>
                <text:p text:style-name="a405" text:class-names="" text:cond-style-name=""><text:span text:style-name="a404" text:class-names="">The study of how languages vary (and what is universal)</text:span></text:p>
              </text:list-item>
            </text:list>
            <text:list text:style-name="a409">
              <text:list-item>
                <text:p text:style-name="a408" text:class-names="" text:cond-style-name=""><text:span text:style-name="a407" text:class-names=""/></text:p>
              </text:list-item>
            </text:list>
            <text:list text:style-name="a414">
              <text:list-item>
                <text:p text:style-name="a413" text:class-names="" text:cond-style-name=""><text:span text:style-name="a410" text:class-names="">Universalist</text:span><text:span text:style-name="a411" text:class-names=""><text:s text:c="1"/></text:span><text:span text:style-name="a412" text:class-names="">typology</text:span></text:p>
              </text:list-item>
            </text:list>
            <text:list text:style-name="a425">
              <text:list-item>
                <text:list text:style-name="a425">
                  <text:list-item>
                    <text:p text:style-name="a424" text:class-names="" text:cond-style-name=""><text:span text:style-name="a415" text:class-names="">What</text:span><text:span text:style-name="a416" text:class-names=""><text:s text:c="1"/></text:span><text:span text:style-name="a417" text:class-names="">do</text:span><text:span text:style-name="a418" text:class-names=""><text:s text:c="1"/></text:span><text:span text:style-name="a419" text:class-names="">all</text:span><text:span text:style-name="a420" text:class-names=""><text:s text:c="1"/></text:span><text:span text:style-name="a421" text:class-names="">languages</text:span><text:span text:style-name="a422" text:class-names=""><text:s text:c="1"/></text:span><text:span text:style-name="a423" text:class-names="">have in common</text:span></text:p>
                  </text:list-item>
                </text:list>
              </text:list-item>
            </text:list>
            <text:list text:style-name="a429">
              <text:list-item>
                <text:list text:style-name="a429">
                  <text:list-item>
                    <text:p text:style-name="a428" text:class-names="" text:cond-style-name=""><text:span text:style-name="a426" text:class-names="">Implicational universals</text:span><text:span text:style-name="a427" text:class-names=""/></text:p>
                  </text:list-item>
                </text:list>
              </text:list-item>
            </text:list>
            <text:list text:style-name="a432">
              <text:list-item>
                <text:list text:style-name="a432">
                  <text:list-item>
                    <text:p text:style-name="a431" text:class-names="" text:cond-style-name=""><text:span text:style-name="a430" text:class-names=""/></text:p>
                  </text:list-item>
                </text:list>
              </text:list-item>
            </text:list>
            <text:list text:style-name="a437">
              <text:list-item>
                <text:p text:style-name="a436" text:class-names="" text:cond-style-name=""><text:span text:style-name="a433" text:class-names="">Distirbutional</text:span><text:span text:style-name="a434" text:class-names=""><text:s text:c="1"/>typology</text:span><text:span text:style-name="a435" text:class-names=""/></text:p>
              </text:list-item>
            </text:list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38" text:class-names="">How</text:span><text:span text:style-name="a439" text:class-names=""><text:s text:c="1"/></text:span><text:span text:style-name="a440" text:class-names="">much</text:span><text:span text:style-name="a441" text:class-names=""><text:s text:c="1"/></text:span><text:span text:style-name="a442" text:class-names="">do<text:s text:c="1"/></text:span><text:span text:style-name="a443" text:class-names="">languages</text:span><text:span text:style-name="a444" text:class-names=""><text:s text:c="1"/></text:span><text:span text:style-name="a445" text:class-names="">vary</text:span><text:span text:style-name="a446" text:class-names=""/></text:p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49" text:class-names="">What</text:span><text:span text:style-name="a450" text:class-names=""><text:s text:c="1"/></text:span><text:span text:style-name="a451" text:class-names="">are</text:span><text:span text:style-name="a452" text:class-names=""><text:s text:c="1"/></text:span><text:span text:style-name="a453" text:class-names="">the</text:span><text:span text:style-name="a454" text:class-names=""><text:s text:c="1"/></text:span><text:span text:style-name="a455" text:class-names="">statistical</text:span><text:span text:style-name="a456" text:class-names=""><text:s text:c="1"/></text:span><text:span text:style-name="a457" text:class-names="">distributions</text:span><text:span text:style-name="a458" text:class-names=""><text:s text:c="1"/></text:span><text:span text:style-name="a459" text:class-names="">of</text:span><text:span text:style-name="a460" text:class-names=""><text:s text:c="1"/></text:span><text:span text:style-name="a461" text:class-names="">properties</text:span><text:span text:style-name="a462" text:class-names=""/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p text:style-name="a466" text:class-names="" text:cond-style-name=""><text:span text:style-name="a465" text:class-names=""/></text:p>
                  </text:list-item>
                </text:list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ntroduction to Typology (methods)</dc:title>
    <meta:initial-creator>Adam Tallman</meta:initial-creator>
    <dc:creator>Adam Tallman</dc:creator>
    <meta:creation-date>2023-10-20T11:05:13Z</meta:creation-date>
    <dc:date>2023-10-20T11:28:13Z</dc:date>
    <meta:editing-cycles>1</meta:editing-cycles>
    <meta:editing-duration>PT1380S</meta:editing-duration>
    <meta:document-statistic meta:paragraph-count="13" meta:word-count="51"/>
  </office:meta>
</office:document-meta>
</file>